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handas1" svg:font-family="Chandas" style:font-pitch="variable"/>
    <style:font-face style:name="Chandas" svg:font-family="Chandas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" style:family="graphic" style:parent-style-name="objectwithoutfill">
      <style:graphic-properties svg:stroke-width="0.051cm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ea7500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69a2e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pr1" style:family="presentation" style:parent-style-name="Default-subtitle">
      <style:graphic-properties draw:fill-color="#ffffff" fo:min-height="3.17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Chandas" fo:font-size="20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text-outline="false" style:text-line-through-style="none" style:text-line-through-type="none" style:font-name="Chandas" fo:font-size="2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465a4" loext:opacity="100%" style:text-outline="false" style:text-line-through-style="none" style:text-line-through-type="none" style:font-name="Chandas" fo:font-size="2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ea7500" loext:opacity="100%" style:text-outline="false" style:text-line-through-style="none" style:text-line-through-type="none" style:font-name="Chandas" fo:font-size="2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handas" fo:font-size="20pt" style:font-size-asian="32pt" style:font-size-complex="32pt"/>
    </style:style>
    <style:style style:name="T5" style:family="text">
      <style:text-properties fo:color="#069a2e" loext:opacity="100%" style:font-name="Chandas" fo:font-size="2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13cm" svg:height="3.175cm" svg:x="-0.37cm" svg:y="-0.3cm" presentation:class="subtitle" presentation:user-transformed="true">
          <draw:text-box>
            <text:p><text:span text:style-name="T1">ggplot(</text:span><text:span text:style-name="T2">yourTibble</text:span><text:span text:style-name="T1">, </text:span><text:span text:style-name="T3">aes(...)</text:span><text:span text:style-name="T4">) + </text:span><text:span text:style-name="T5">options...</text:span></text:p>
          </draw:text-box>
        </draw:frame>
        <draw:frame draw:style-name="gr1" draw:text-style-name="P3" draw:layer="layout" svg:width="8.15cm" svg:height="1.905cm" svg:x="0.105cm" svg:y="3.015cm">
          <draw:text-box>
            <text:p text:style-name="P2">The first argument is always your tibble dataset</text:p>
          </draw:text-box>
        </draw:frame>
        <draw:frame draw:style-name="gr2" draw:text-style-name="P3" draw:layer="layout" svg:width="7.415cm" svg:height="3.095cm" svg:x="8.655cm" svg:y="3.801cm">
          <draw:text-box>
            <text:p text:style-name="P2">Parameters of columns you want to plot i.e. x, y, color, fill, etc...</text:p>
          </draw:text-box>
        </draw:frame>
        <draw:line draw:style-name="gr3" draw:text-style-name="P4" draw:layer="layout" svg:x1="6.85cm" svg:y1="3.115cm" svg:x2="8.755cm" svg:y2="1.805cm">
          <text:p/>
        </draw:line>
        <draw:line draw:style-name="gr4" draw:text-style-name="P4" draw:layer="layout" svg:x1="13.335cm" svg:y1="3.801cm" svg:x2="13.165cm" svg:y2="1.805cm">
          <text:p/>
        </draw:line>
        <draw:line draw:style-name="gr5" draw:text-style-name="P4" draw:layer="layout" svg:x1="19.62cm" svg:y1="3.71cm" svg:x2="17.08cm" svg:y2="1.805cm">
          <text:p/>
        </draw:line>
        <draw:frame draw:style-name="gr1" draw:text-style-name="P3" draw:layer="layout" svg:width="6.35cm" svg:height="2.384cm" svg:x="16.51cm" svg:y="3.81cm">
          <draw:text-box>
            <text:p text:style-name="P2">Type of plot, plot titles, labels, themes, aesthetics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handas1" svg:font-family="Chandas" style:font-pitch="variable"/>
    <style:font-face style:name="Chandas" svg:font-family="Chandas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86cm" fo:page-height="6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58cm" svg:x="1cm" svg:y="4.63cm"/>
      <draw:page-thumbnail draw:layer="backgroundobjects" svg:width="9.294cm" svg:height="2.58cm" svg:x="1cm" svg:y="12.678cm"/>
      <draw:page-thumbnail draw:layer="backgroundobjects" svg:width="9.294cm" svg:height="2.58cm" svg:x="1cm" svg:y="20.726cm"/>
      <draw:page-thumbnail draw:layer="backgroundobjects" svg:width="9.294cm" svg:height="2.58cm" svg:x="11.295cm" svg:y="4.63cm"/>
      <draw:page-thumbnail draw:layer="backgroundobjects" svg:width="9.294cm" svg:height="2.58cm" svg:x="11.295cm" svg:y="12.678cm"/>
      <draw:page-thumbnail draw:layer="backgroundobjects" svg:width="9.294cm" svg:height="2.58cm" svg:x="11.295cm" svg:y="20.726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12T16:57:34.452362490</meta:creation-date>
    <dc:date>2021-04-13T00:42:40.364011152</dc:date>
    <meta:editing-duration>PT14M15S</meta:editing-duration>
    <meta:editing-cycles>5</meta:editing-cycles>
    <meta:generator>LibreOffice/7.1.2.2$Linux_X86_64 LibreOffice_project/5751006d328844ba3fa6124ed263bbf122f0788a</meta:generator>
    <meta:document-statistic meta:object-count="30"/>
  </office:meta>
</office:document-meta>
</file>